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7pt" style:font-size-asian="7pt"/>
    </style:style>
    <style:style style:name="P2" style:family="paragraph" style:parent-style-name="Frame_20_contents">
      <style:paragraph-properties fo:margin-left="0.0417in" fo:margin-right="0in" fo:margin-top="0.0071in" fo:margin-bottom="0in" loext:contextual-spacing="false" fo:text-align="start" style:justify-single-word="false" fo:text-indent="0in" style:auto-text-indent="false"/>
    </style:style>
    <style:style style:name="P3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5a49b8" style:font-name-asian="Symbol1" style:font-size-asian="12pt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line-height="100%" fo:text-indent="0in" style:auto-text-indent="false"/>
      <style:text-properties style:font-name="Times New Roman1" fo:font-size="12pt" fo:language="uk" fo:country="UA" style:text-underline-style="none" officeooo:paragraph-rsid="000911f5" style:font-size-asian="12pt" style:font-name-complex="Times New Roman1" style:font-size-complex="12pt" style:language-complex="ar" style:country-complex="SA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1" fo:font-size="12pt" officeooo:paragraph-rsid="005a49b8" style:font-size-asian="12pt" style:font-size-complex="12pt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1" fo:font-size="12pt" officeooo:paragraph-rsid="006cf365" style:font-size-asian="12pt" style:font-size-complex="12pt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1" fo:font-size="12pt" officeooo:paragraph-rsid="006e9930" style:font-size-asian="12pt" style:font-size-complex="12pt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1" fo:font-size="12pt" fo:language="uk" fo:country="UA" officeooo:rsid="0015a3a6" officeooo:paragraph-rsid="006c5a78" style:font-size-asian="12pt" style:font-size-complex="12pt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5a49b8" style:font-name-asian="Symbol1" style:font-size-asian="12pt" style:font-name-complex="Times New Roman1" style:font-size-complex="12pt" style:language-complex="ar" style:country-complex="SA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5b8e22" style:font-name-asian="Symbol1" style:font-size-asian="12pt" style:font-name-complex="Times New Roman1" style:font-size-complex="12pt" style:language-complex="ar" style:country-complex="SA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5d2801" style:font-name-asian="Symbol1" style:font-size-asian="12pt" style:font-name-complex="Times New Roman1" style:font-size-complex="12pt" style:language-complex="ar" style:country-complex="SA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655c8d" style:font-name-asian="Symbol1" style:font-size-asian="12pt" style:font-name-complex="Times New Roman1" style:font-size-complex="12pt" style:language-complex="ar" style:country-complex="SA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6253a6" style:font-name-asian="Symbol1" style:font-size-asian="12pt" style:font-name-complex="Times New Roman1" style:font-size-complex="12pt" style:language-complex="ar" style:country-complex="SA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5d2b37" style:font-name-asian="Symbol1" style:font-size-asian="12pt" style:font-name-complex="Times New Roman1" style:font-size-complex="12pt" style:language-complex="ar" style:country-complex="SA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672fff" style:font-name-asian="Symbol1" style:font-size-asian="12pt" style:font-name-complex="Times New Roman1" style:font-size-complex="12pt" style:language-complex="ar" style:country-complex="SA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5f0a45" style:font-name-asian="Symbol1" style:font-size-asian="12pt" style:font-name-complex="Times New Roman1" style:font-size-complex="12pt" style:language-complex="ar" style:country-complex="SA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5ff449" style:font-name-asian="Symbol1" style:font-size-asian="12pt" style:font-name-complex="Times New Roman1" style:font-size-complex="12pt" style:language-complex="ar" style:country-complex="SA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614194" style:font-name-asian="Symbol1" style:font-size-asian="12pt" style:font-name-complex="Times New Roman1" style:font-size-complex="12pt" style:language-complex="ar" style:country-complex="SA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260e85" officeooo:paragraph-rsid="0067e761" style:font-name-asian="Symbol1" style:font-size-asian="12pt" style:font-name-complex="Times New Roman1" style:font-size-complex="12pt" style:language-complex="ar" style:country-complex="SA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line-through-style="none" style:text-line-through-type="none" style:text-position="0% 100%" style:font-name="Times New Roman1" fo:font-size="12pt" fo:language="uk" fo:country="UA" style:text-underline-style="none" officeooo:rsid="0015a3a6" officeooo:paragraph-rsid="006253a6" style:font-name-asian="Symbol1" style:font-size-asian="12pt" style:font-name-complex="Times New Roman1" style:font-size-complex="12pt" style:language-complex="ar" style:country-complex="SA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1339in"/>
        </style:tab-stops>
      </style:paragraph-properties>
      <style:text-properties style:use-window-font-color="true" style:text-position="0% 100%" style:font-name="Times New Roman1" fo:font-size="12pt" fo:language="uk" fo:country="UA" fo:font-style="normal" style:text-underline-style="none" officeooo:rsid="0015a3a6" officeooo:paragraph-rsid="006253a6" style:font-name-asian="Symbol1" style:font-size-asian="12pt" style:font-style-asian="normal" style:font-name-complex="Times New Roman1" style:font-size-complex="12pt" style:language-complex="ar" style:country-complex="SA" style:font-style-complex="normal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1" fo:font-size="12pt" fo:language="uk" fo:country="UA" officeooo:rsid="00239ad5" officeooo:paragraph-rsid="006253a6" style:font-name-asian="Symbol1" style:font-size-asian="12pt" style:font-name-complex="Times New Roman2" style:font-size-complex="12pt" style:language-complex="ar" style:country-complex="SA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1" fo:font-size="12pt" fo:language="uk" fo:country="UA" officeooo:rsid="0015a3a6" officeooo:paragraph-rsid="00614194" style:font-name-asian="Symbol1" style:font-size-asian="12pt" style:font-name-complex="Times New Roman1" style:font-size-complex="12pt" style:language-complex="ar" style:country-complex="SA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1" fo:font-size="12pt" fo:language="uk" fo:country="UA" officeooo:rsid="0015a3a6" officeooo:paragraph-rsid="006c5a78" style:font-name-asian="Symbol1" style:font-size-asian="12pt" style:font-name-complex="Times New Roman1" style:font-size-complex="12pt" style:language-complex="ar" style:country-complex="SA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1" fo:font-size="12pt" fo:letter-spacing="normal" fo:language="uk" fo:country="UA" fo:font-style="normal" style:text-underline-style="none" fo:font-weight="normal" officeooo:rsid="0015a3a6" officeooo:paragraph-rsid="006253a6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1" fo:font-size="12pt" fo:letter-spacing="normal" fo:language="uk" fo:country="UA" fo:font-style="normal" style:text-underline-style="none" fo:font-weight="normal" officeooo:rsid="0015a3a6" officeooo:paragraph-rsid="0067e761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1" fo:font-size="12pt" fo:letter-spacing="normal" fo:language="uk" fo:country="UA" fo:font-style="normal" style:text-underline-style="none" fo:font-weight="normal" officeooo:rsid="0015a3a6" officeooo:paragraph-rsid="006c5a78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1" fo:font-size="12pt" fo:letter-spacing="normal" fo:language="uk" fo:country="UA" fo:font-style="normal" style:text-underline-style="none" fo:font-weight="normal" officeooo:rsid="0015a3a6" officeooo:paragraph-rsid="006cf365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1" fo:font-size="12pt" fo:letter-spacing="normal" fo:language="uk" fo:country="UA" fo:font-style="normal" style:text-underline-style="none" fo:font-weight="normal" officeooo:rsid="0026e28c" officeooo:paragraph-rsid="006e9930" style:font-name-asian="Symbol1" style:font-size-asian="12pt" style:font-style-asian="normal" style:font-name-complex="Times New Roman2" style:font-size-complex="12pt" style:language-complex="ar" style:country-complex="SA" style:font-style-complex="normal" loext:padding="0in" loext:border="none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1" fo:font-size="14pt" fo:letter-spacing="normal" fo:language="uk" fo:country="UA" fo:font-style="normal" style:text-underline-style="none" fo:font-weight="normal" officeooo:rsid="0015a3a6" officeooo:paragraph-rsid="006e9930" style:font-name-asian="Symbol1" style:font-size-asian="14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1" fo:font-size="12pt" officeooo:paragraph-rsid="00672fff" style:font-size-asian="12pt" style:font-size-complex="12pt"/>
    </style:style>
    <style:style style:name="P32" style:family="paragraph" style:parent-style-name="Standard" style:master-page-name="Standard">
      <style:paragraph-properties fo:margin-left="0in" fo:margin-right="0in" fo:line-height="100%" fo:text-indent="0in" style:auto-text-indent="false" style:page-number="auto"/>
      <style:text-properties style:font-name="Times New Roman1" fo:font-size="12pt" fo:language="uk" fo:country="UA" style:text-underline-style="none" officeooo:paragraph-rsid="000911f5" style:font-size-asian="12pt" style:font-name-complex="Times New Roman1" style:font-size-complex="12pt" style:language-complex="ar" style:country-complex="SA"/>
    </style:style>
    <style:style style:name="P33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fo:font-variant="normal" fo:text-transform="none" fo:color="#000000" style:font-name="Times New Roman1" fo:font-size="12pt" fo:letter-spacing="normal" fo:language="uk" fo:country="UA" fo:font-style="normal" style:text-underline-style="none" fo:font-weight="normal" officeooo:rsid="00125da0" officeooo:paragraph-rsid="005a49b8" style:font-size-asian="12pt" style:font-style-asian="normal" style:font-name-complex="Times New Roman2" style:font-size-complex="12pt" style:font-style-complex="normal"/>
    </style:style>
    <style:style style:name="P3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1" fo:font-size="12pt" fo:language="uk" fo:country="UA" style:text-underline-style="none" officeooo:paragraph-rsid="005a49b8" style:font-size-asian="12pt" style:font-name-complex="Times New Roman1" style:font-size-complex="12pt" style:language-complex="ar" style:country-complex="SA"/>
    </style:style>
    <style:style style:name="P3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1" fo:font-size="12pt" fo:language="uk" fo:country="UA" officeooo:rsid="002086bd" officeooo:paragraph-rsid="006253a6" style:font-size-asian="12pt" style:font-name-complex="Times New Roman2" style:font-size-complex="12pt"/>
    </style:style>
    <style:style style:name="P3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1" fo:font-size="12pt" fo:language="uk" fo:country="UA" officeooo:rsid="0022176e" officeooo:paragraph-rsid="006253a6" style:font-size-asian="12pt" style:font-name-complex="Times New Roman2" style:font-size-complex="12pt"/>
    </style:style>
    <style:style style:name="P3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1" fo:font-size="12pt" officeooo:paragraph-rsid="0057d8b5" style:font-size-asian="12pt" style:font-name-complex="Times New Roman2" style:font-size-complex="12pt"/>
    </style:style>
    <style:style style:name="P3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1" fo:font-size="12pt" officeooo:paragraph-rsid="006253a6" style:font-size-asian="12pt" style:font-size-complex="12pt"/>
    </style:style>
    <style:style style:name="P3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1" fo:font-size="12pt" officeooo:paragraph-rsid="0067e761" style:font-size-asian="12pt" style:font-size-complex="12pt"/>
    </style:style>
    <style:style style:name="P4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fo:color="#000000" style:font-name="Times New Roman1" fo:font-size="12pt" fo:letter-spacing="normal" fo:language="uk" fo:country="UA" fo:font-style="normal" style:text-underline-style="none" fo:font-weight="normal" officeooo:rsid="00125da0" officeooo:paragraph-rsid="005a49b8" style:font-size-asian="12pt" style:font-style-asian="normal" style:font-name-complex="Times New Roman2" style:font-size-complex="12pt" style:language-complex="ar" style:country-complex="SA" style:font-style-complex="normal"/>
    </style:style>
    <style:style style:name="P4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1" fo:font-size="12pt" fo:letter-spacing="normal" fo:language="uk" fo:country="UA" fo:font-style="normal" style:text-underline-style="none" fo:font-weight="normal" officeooo:rsid="00121e03" officeooo:paragraph-rsid="006537fb" style:font-size-asian="12pt" style:font-style-asian="italic" style:font-name-complex="Times New Roman1" style:font-size-complex="12pt" style:language-complex="ar" style:country-complex="SA" style:font-style-complex="normal"/>
    </style:style>
    <style:style style:name="P42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1" fo:font-size="12pt" fo:letter-spacing="normal" fo:language="uk" fo:country="UA" fo:font-style="normal" style:text-underline-style="none" fo:font-weight="normal" officeooo:rsid="0015a3a6" officeooo:paragraph-rsid="0067e761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43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1" fo:font-size="12pt" fo:letter-spacing="normal" fo:language="uk" fo:country="UA" fo:font-style="normal" style:text-underline-style="none" fo:font-weight="normal" officeooo:rsid="00631629" officeooo:paragraph-rsid="0067e761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44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style:use-window-font-color="true" style:text-line-through-style="none" style:text-line-through-type="none" style:text-position="0% 100%" style:font-name="Times New Roman1" fo:font-size="12pt" fo:letter-spacing="normal" fo:language="uk" fo:country="UA" fo:font-style="normal" style:text-underline-style="none" fo:font-weight="normal" officeooo:rsid="006c3090" officeooo:paragraph-rsid="0067e761" style:font-name-asian="Symbol1" style:font-size-asian="12pt" style:font-style-asian="normal" style:font-name-complex="Times New Roman1" style:font-size-complex="12pt" style:language-complex="ar" style:country-complex="SA" style:font-style-complex="normal" loext:padding="0in" loext:border="none"/>
    </style:style>
    <style:style style:name="P4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color="#212121" style:font-name="Times New Roman1" fo:font-size="12pt" fo:language="uk" fo:country="UA" style:text-underline-style="none" officeooo:paragraph-rsid="0057468f" style:font-size-asian="12pt" style:font-name-complex="Times New Roman1" style:font-size-complex="12pt" style:language-complex="ar" style:country-complex="SA"/>
    </style:style>
    <style:style style:name="P4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color="#212121" style:font-name="Times New Roman1" fo:font-size="12pt" fo:letter-spacing="-0.0028in" fo:language="uk" fo:country="UA" style:text-underline-style="none" officeooo:paragraph-rsid="0057468f" style:font-size-asian="12pt" style:font-name-complex="Times New Roman1" style:font-size-complex="12pt" style:language-complex="ar" style:country-complex="SA" style:text-scale="100%"/>
    </style:style>
    <style:style style:name="P4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1" fo:font-size="12pt" fo:language="uk" fo:country="UA" style:text-underline-style="none" officeooo:paragraph-rsid="006537fb" style:font-size-asian="12pt" style:font-name-complex="Times New Roman2" style:font-size-complex="12pt" style:language-complex="ar" style:country-complex="SA"/>
    </style:style>
    <style:style style:name="T1" style:family="text">
      <style:text-properties style:text-position="sub 58%" officeooo:rsid="0015a3a6"/>
    </style:style>
    <style:style style:name="T2" style:family="text">
      <style:text-properties style:text-position="super 58%" officeooo:rsid="0015a3a6"/>
    </style:style>
    <style:style style:name="T3" style:family="text">
      <style:text-properties style:text-position="super 58%" officeooo:rsid="00557f9b"/>
    </style:style>
    <style:style style:name="T4" style:family="text">
      <style:text-properties style:use-window-font-color="true" style:text-line-through-style="none" style:text-line-through-type="none" style:text-position="0% 100%" fo:language="uk" fo:country="UA" style:text-underline-style="none" officeooo:rsid="00260e85" style:font-name-asian="Symbol1" style:font-name-complex="Times New Roman1" style:language-complex="ar" style:country-complex="SA"/>
    </style:style>
    <style:style style:name="T5" style:family="text">
      <style:text-properties style:use-window-font-color="true" style:text-line-through-style="none" style:text-line-through-type="none" style:text-position="0% 100%" fo:language="uk" fo:country="UA" style:text-underline-style="none" officeooo:rsid="005a49b8" style:font-name-asian="Symbol1" style:font-name-complex="Times New Roman1" style:language-complex="ar" style:country-complex="SA"/>
    </style:style>
    <style:style style:name="T6" style:family="text">
      <style:text-properties style:use-window-font-color="true" fo:language="uk" fo:country="UA" style:text-underline-style="none" officeooo:rsid="0015a3a6" style:font-name-asian="Symbol1" style:font-name-complex="Times New Roman1" style:language-complex="ar" style:country-complex="SA"/>
    </style:style>
    <style:style style:name="T7" style:family="text">
      <style:text-properties style:use-window-font-color="true" fo:language="uk" fo:country="UA" style:text-underline-style="none" officeooo:rsid="00604bfc" style:font-name-asian="Symbol1" style:font-name-complex="Times New Roman1" style:language-complex="ar" style:country-complex="SA"/>
    </style:style>
    <style:style style:name="T8" style:family="text">
      <style:text-properties style:use-window-font-color="true" fo:language="uk" fo:country="UA" style:text-underline-style="none" officeooo:rsid="0065921e" style:font-name-asian="Symbol1" style:font-name-complex="Times New Roman1" style:language-complex="ar" style:country-complex="SA"/>
    </style:style>
    <style:style style:name="T9" style:family="text">
      <style:text-properties style:use-window-font-color="true" fo:language="uk" fo:country="UA" officeooo:rsid="005d812a" style:font-name-asian="Calibri" style:font-name-complex="Times New Roman2" style:language-complex="ar" style:country-complex="SA"/>
    </style:style>
    <style:style style:name="T10" style:family="text">
      <style:text-properties style:use-window-font-color="true" fo:language="uk" fo:country="UA" officeooo:rsid="006253a6" style:font-name-asian="Calibri" style:font-name-complex="Times New Roman2" style:language-complex="ar" style:country-complex="SA"/>
    </style:style>
    <style:style style:name="T11" style:family="text">
      <style:text-properties style:use-window-font-color="true" fo:language="uk" fo:country="UA" officeooo:rsid="0061f786" style:font-name-asian="Calibri" style:font-name-complex="Times New Roman2" style:language-complex="ar" style:country-complex="SA"/>
    </style:style>
    <style:style style:name="T12" style:family="text">
      <style:text-properties style:use-window-font-color="true" fo:language="uk" fo:country="UA" officeooo:rsid="005c15e2" style:font-name-asian="Calibri" style:font-name-complex="Times New Roman2" style:language-complex="ar" style:country-complex="SA"/>
    </style:style>
    <style:style style:name="T13" style:family="text">
      <style:text-properties style:use-window-font-color="true" fo:language="uk" fo:country="UA" officeooo:rsid="0059c8a3" style:font-name-asian="Calibri" style:font-name-complex="Times New Roman2" style:language-complex="ar" style:country-complex="SA"/>
    </style:style>
    <style:style style:name="T14" style:family="text">
      <style:text-properties style:use-window-font-color="true" style:text-position="0% 100%" style:font-name-asian="Symbol1" style:font-name-complex="Times New Roman1" style:language-complex="ar" style:country-complex="SA"/>
    </style:style>
    <style:style style:name="T15" style:family="text">
      <style:text-properties style:use-window-font-color="true" style:text-position="0% 100%" officeooo:rsid="00702cc8" style:font-name-asian="Symbol1" style:font-name-complex="Times New Roman1" style:language-complex="ar" style:country-complex="SA"/>
    </style:style>
    <style:style style:name="T16" style:family="text">
      <style:text-properties style:use-window-font-color="true" style:text-position="0% 100%" style:text-underline-style="none" style:font-name-asian="Symbol1" style:font-name-complex="Times New Roman1" style:language-complex="ar" style:country-complex="SA"/>
    </style:style>
    <style:style style:name="T17" style:family="text">
      <style:text-properties style:use-window-font-color="true" style:text-position="0% 100%" style:text-underline-style="none" officeooo:rsid="006ab06e" style:font-name-asian="Symbol1" style:font-name-complex="Times New Roman1" style:language-complex="ar" style:country-complex="SA"/>
    </style:style>
    <style:style style:name="T18" style:family="text">
      <style:text-properties fo:font-variant="normal" fo:text-transform="none" fo:color="#000000" style:text-position="sub 58%" fo:letter-spacing="normal" fo:font-style="normal" fo:font-weight="normal" officeooo:rsid="00502aa8" style:font-style-asian="italic" style:font-name-complex="Times New Roman1" style:font-style-complex="normal"/>
    </style:style>
    <style:style style:name="T19" style:family="text">
      <style:text-properties fo:font-variant="normal" fo:text-transform="none" fo:color="#000000" style:text-position="super 58%" fo:letter-spacing="normal" fo:font-style="normal" fo:font-weight="normal" officeooo:rsid="00502aa8" style:font-style-asian="italic" style:font-name-complex="Times New Roman1" style:font-style-complex="normal"/>
    </style:style>
    <style:style style:name="T20" style:family="text">
      <style:text-properties fo:font-variant="normal" fo:text-transform="none" fo:color="#000000" style:text-position="super 58%" fo:letter-spacing="normal" fo:font-style="normal" fo:font-weight="normal" officeooo:rsid="00493da9" style:font-style-asian="italic" style:font-name-complex="Times New Roman1" style:font-style-complex="normal"/>
    </style:style>
    <style:style style:name="T21" style:family="text">
      <style:text-properties fo:font-variant="normal" fo:text-transform="none" fo:color="#000000" fo:letter-spacing="normal" fo:font-style="normal" fo:font-weight="normal" officeooo:rsid="00125da0" style:font-style-asian="normal" style:font-name-complex="Times New Roman2" style:font-style-complex="normal"/>
    </style:style>
    <style:style style:name="T22" style:family="text">
      <style:text-properties fo:font-variant="normal" fo:text-transform="none" fo:color="#000000" fo:letter-spacing="normal" fo:font-style="normal" fo:font-weight="normal" officeooo:rsid="000d634d" style:font-style-asian="normal" style:font-name-complex="Times New Roman2" style:font-style-complex="normal"/>
    </style:style>
    <style:style style:name="T23" style:family="text">
      <style:text-properties fo:font-variant="normal" fo:text-transform="none" fo:color="#000000" fo:letter-spacing="normal" fo:font-style="normal" fo:font-weight="normal" officeooo:rsid="00586e5c" style:font-style-asian="italic" style:font-name-complex="Times New Roman1" style:font-style-complex="normal"/>
    </style:style>
    <style:style style:name="T24" style:family="text">
      <style:text-properties fo:font-variant="normal" fo:text-transform="none" fo:color="#000000" fo:letter-spacing="normal" fo:font-style="normal" fo:font-weight="normal" officeooo:rsid="00121e03" style:font-style-asian="italic" style:font-name-complex="Times New Roman1" style:font-style-complex="normal"/>
    </style:style>
    <style:style style:name="T25" style:family="text">
      <style:text-properties fo:font-variant="normal" fo:text-transform="none" fo:color="#000000" fo:letter-spacing="normal" fo:font-style="normal" fo:font-weight="normal" officeooo:rsid="00502aa8" style:font-style-asian="italic" style:font-name-complex="Times New Roman1" style:font-style-complex="normal"/>
    </style:style>
    <style:style style:name="T26" style:family="text">
      <style:text-properties fo:font-variant="normal" fo:text-transform="none" fo:color="#000000" fo:letter-spacing="normal" fo:font-style="normal" fo:font-weight="normal" officeooo:rsid="00619d6b" style:font-style-asian="italic" style:font-name-complex="Times New Roman1" style:font-style-complex="normal"/>
    </style:style>
    <style:style style:name="T27" style:family="text">
      <style:text-properties fo:font-variant="normal" fo:text-transform="none" fo:color="#000000" fo:letter-spacing="normal" fo:font-style="normal" fo:font-weight="normal" officeooo:rsid="0057d8b5" style:font-style-asian="italic" style:font-name-complex="Times New Roman1" style:font-style-complex="normal"/>
    </style:style>
    <style:style style:name="T28" style:family="text">
      <style:text-properties fo:font-variant="normal" fo:text-transform="none" fo:color="#000000" fo:letter-spacing="normal" fo:font-style="normal" fo:font-weight="normal" officeooo:rsid="00493da9" style:font-style-asian="italic" style:font-name-complex="Times New Roman1" style:font-style-complex="normal"/>
    </style:style>
    <style:style style:name="T29" style:family="text">
      <style:text-properties fo:font-variant="normal" fo:text-transform="none" fo:color="#000000" fo:letter-spacing="normal" fo:font-style="normal" fo:font-weight="normal" officeooo:rsid="005bf5ee" style:font-style-asian="italic" style:font-name-complex="Times New Roman1" style:font-style-complex="normal"/>
    </style:style>
    <style:style style:name="T30" style:family="text">
      <style:text-properties fo:font-variant="normal" fo:text-transform="none" fo:color="#000000" fo:letter-spacing="normal" fo:font-style="normal" fo:font-weight="normal" officeooo:rsid="006537fb" style:font-style-asian="italic" style:font-name-complex="Times New Roman1" style:font-style-complex="normal"/>
    </style:style>
    <style:style style:name="T31" style:family="text">
      <style:text-properties fo:font-variant="normal" fo:text-transform="none" fo:letter-spacing="normal" fo:font-style="normal" fo:font-weight="normal" officeooo:rsid="0015a3a6" style:font-style-asian="normal" style:font-style-complex="normal" loext:padding="0in" loext:border="none"/>
    </style:style>
    <style:style style:name="T32" style:family="text">
      <style:text-properties fo:font-variant="normal" fo:text-transform="none" fo:letter-spacing="normal" fo:font-style="normal" fo:font-weight="normal" officeooo:rsid="00618ad2" style:font-style-asian="normal" style:font-style-complex="normal" loext:padding="0in" loext:border="none"/>
    </style:style>
    <style:style style:name="T33" style:family="text">
      <style:text-properties fo:font-variant="normal" fo:text-transform="none" fo:letter-spacing="normal" fo:font-style="normal" fo:font-weight="normal" officeooo:rsid="005acf9b" style:font-style-asian="normal" style:font-style-complex="normal" loext:padding="0in" loext:border="none"/>
    </style:style>
    <style:style style:name="T34" style:family="text">
      <style:text-properties fo:font-variant="normal" fo:text-transform="none" fo:letter-spacing="normal" fo:font-style="normal" fo:font-weight="normal" officeooo:rsid="006253a6" style:font-style-asian="normal" style:font-style-complex="normal" loext:padding="0in" loext:border="none"/>
    </style:style>
    <style:style style:name="T35" style:family="text">
      <style:text-properties fo:font-variant="normal" fo:text-transform="none" fo:letter-spacing="normal" fo:font-style="normal" fo:font-weight="normal" officeooo:rsid="006e9420" style:font-style-asian="normal" style:font-style-complex="normal" loext:padding="0in" loext:border="none"/>
    </style:style>
    <style:style style:name="T36" style:family="text">
      <style:text-properties fo:font-variant="normal" fo:text-transform="none" fo:letter-spacing="normal" fo:font-style="normal" fo:font-weight="normal" officeooo:rsid="00239ad5" style:font-style-asian="normal" style:font-name-complex="Times New Roman2" style:font-style-complex="normal" loext:padding="0in" loext:border="none"/>
    </style:style>
    <style:style style:name="T37" style:family="text">
      <style:text-properties fo:font-variant="normal" fo:text-transform="none" fo:letter-spacing="normal" fo:language="en" fo:country="US" fo:font-style="normal" fo:font-weight="normal" officeooo:rsid="00239ad5" style:font-style-asian="normal" style:font-name-complex="Times New Roman2" style:font-style-complex="normal" loext:padding="0in" loext:border="none"/>
    </style:style>
    <style:style style:name="T38" style:family="text">
      <style:text-properties fo:font-variant="normal" fo:text-transform="none" style:text-position="super 58%" fo:letter-spacing="normal" fo:font-style="normal" fo:font-weight="normal" officeooo:rsid="00239ad5" style:font-style-asian="normal" style:font-name-complex="Times New Roman2" style:font-style-complex="normal" loext:padding="0in" loext:border="none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15a3a6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0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82912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1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55c932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2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04bfc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3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a485b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4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05b88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5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31629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7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c3090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702cc8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49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ab06e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50" style:family="text">
      <style:text-properties fo:font-variant="normal" fo:text-transform="none" style:use-window-font-color="true" style:text-line-through-style="none" style:text-line-through-type="none" style:text-position="0% 100%" fo:letter-spacing="normal" fo:language="uk" fo:country="UA" fo:font-style="normal" style:text-underline-style="none" fo:font-weight="normal" officeooo:rsid="006b2585" style:font-name-asian="Times New Roman" style:font-style-asian="normal" style:font-name-complex="Times New Roman" style:language-complex="ar" style:country-complex="SA" style:font-style-complex="normal" loext:padding="0in" loext:border="none"/>
    </style:style>
    <style:style style:name="T51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language="uk" fo:country="UA" fo:font-style="normal" style:text-underline-style="none" fo:font-weight="normal" officeooo:rsid="0015a3a6" style:font-name-asian="Symbol1" style:font-size-asian="14pt" style:font-style-asian="normal" style:font-name-complex="Times New Roman1" style:language-complex="ar" style:country-complex="SA" style:font-style-complex="normal" loext:padding="0in" loext:border="none"/>
    </style:style>
    <style:style style:name="T52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language="uk" fo:country="UA" fo:font-style="normal" style:text-underline-style="none" fo:font-weight="normal" officeooo:rsid="0073f3e7" style:font-name-asian="Symbol1" style:font-size-asian="14pt" style:font-style-asian="normal" style:font-name-complex="Times New Roman1" style:language-complex="ar" style:country-complex="SA" style:font-style-complex="normal" loext:padding="0in" loext:border="none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language="uk" fo:country="UA" fo:font-style="normal" style:text-underline-style="none" fo:font-weight="normal" officeooo:rsid="0072ad5d" style:font-name-asian="Symbol1" style:font-size-asian="14pt" style:font-style-asian="normal" style:font-name-complex="Times New Roman1" style:language-complex="ar" style:country-complex="SA" style:font-style-complex="normal" loext:padding="0in" loext:border="none"/>
    </style:style>
    <style:style style:name="T54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language="uk" fo:country="UA" fo:font-style="italic" style:text-underline-style="none" fo:font-weight="normal" officeooo:rsid="0015a3a6" style:font-name-asian="Symbol1" style:font-size-asian="14pt" style:font-style-asian="italic" style:font-name-complex="Times New Roman1" style:language-complex="ar" style:country-complex="SA" style:font-style-complex="normal" loext:padding="0in" loext:border="none"/>
    </style:style>
    <style:style style:name="T55" style:family="text">
      <style:text-properties fo:font-variant="normal" fo:text-transform="none" style:use-window-font-color="true" style:text-line-through-style="none" style:text-line-through-type="none" style:text-position="0% 100%" fo:font-size="14pt" fo:letter-spacing="normal" fo:language="uk" fo:country="UA" fo:font-style="italic" style:text-underline-style="none" fo:font-weight="normal" officeooo:rsid="0072ad5d" style:font-name-asian="Symbol1" style:font-size-asian="14pt" style:font-style-asian="italic" style:font-name-complex="Times New Roman1" style:language-complex="ar" style:country-complex="SA" style:font-style-complex="normal" loext:padding="0in" loext:border="none"/>
    </style:style>
    <style:style style:name="T56" style:family="text">
      <style:text-properties fo:font-variant="normal" fo:text-transform="none" style:use-window-font-color="true" style:text-line-through-style="none" style:text-line-through-type="none" style:text-position="0% 100%" fo:font-size="14pt" fo:letter-spacing="0.0055in" fo:language="uk" fo:country="UA" fo:font-style="normal" style:text-underline-style="none" fo:font-weight="normal" officeooo:rsid="0015a3a6" style:font-name-asian="Symbol1" style:font-size-asian="14pt" style:font-style-asian="normal" style:font-name-complex="Times New Roman1" style:language-complex="ar" style:country-complex="SA" style:font-style-complex="normal" loext:padding="0in" loext:border="none"/>
    </style:style>
    <style:style style:name="T57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15a3a6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58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31629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59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b2585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60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31629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61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b2585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62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c3090" style:font-name-asian="Symbol1" style:font-style-asian="normal" style:font-name-complex="Times New Roman1" style:language-complex="ar" style:country-complex="SA" style:font-style-complex="normal" loext:padding="0in" loext:border="none"/>
    </style:style>
    <style:style style:name="T63" style:family="text">
      <style:text-properties fo:font-variant="normal" fo:text-transform="none" style:use-window-font-color="true" style:text-line-through-style="none" style:text-line-through-type="none" style:text-position="-13% 100%" fo:font-size="8pt" fo:letter-spacing="normal" fo:language="uk" fo:country="UA" fo:font-style="italic" style:text-underline-style="none" fo:font-weight="normal" officeooo:rsid="0015a3a6" style:font-name-asian="Symbol1" style:font-size-asian="8pt" style:font-style-asian="italic" style:font-name-complex="Times New Roman1" style:language-complex="ar" style:country-complex="SA" style:font-style-complex="normal" loext:padding="0in" loext:border="none"/>
    </style:style>
    <style:style style:name="T64" style:family="text">
      <style:text-properties fo:font-variant="normal" fo:text-transform="none" style:use-window-font-color="true" style:text-line-through-style="none" style:text-line-through-type="none" style:text-position="-13% 100%" fo:font-size="8pt" fo:letter-spacing="normal" fo:language="uk" fo:country="UA" fo:font-style="normal" style:text-underline-style="none" fo:font-weight="normal" officeooo:rsid="0015a3a6" style:font-name-asian="Symbol1" style:font-size-asian="8pt" style:font-style-asian="normal" style:font-name-complex="Times New Roman1" style:language-complex="ar" style:country-complex="SA" style:font-style-complex="normal" loext:padding="0in" loext:border="none"/>
    </style:style>
    <style:style style:name="T65" style:family="text">
      <style:text-properties fo:font-variant="normal" fo:text-transform="none" style:use-window-font-color="true" style:text-line-through-style="none" style:text-line-through-type="none" style:text-position="-13% 100%" fo:font-size="8pt" fo:letter-spacing="normal" fo:language="uk" fo:country="UA" fo:font-style="normal" style:text-underline-style="none" fo:font-weight="normal" officeooo:rsid="0072ad5d" style:font-name-asian="Symbol1" style:font-size-asian="8pt" style:font-style-asian="normal" style:font-name-complex="Times New Roman1" style:language-complex="ar" style:country-complex="SA" style:font-style-complex="normal" loext:padding="0in" loext:border="none"/>
    </style:style>
    <style:style style:name="T66" style:family="text">
      <style:text-properties fo:font-variant="normal" fo:text-transform="none" style:use-window-font-color="true" style:text-line-through-style="none" style:text-line-through-type="none" style:text-position="69% 100%" fo:font-size="8pt" fo:letter-spacing="normal" fo:language="uk" fo:country="UA" fo:font-style="italic" style:text-underline-style="none" fo:font-weight="normal" officeooo:rsid="0015a3a6" style:font-name-asian="Symbol1" style:font-size-asian="8pt" style:font-style-asian="italic" style:font-name-complex="Times New Roman1" style:language-complex="ar" style:country-complex="SA" style:font-style-complex="normal" loext:padding="0in" loext:border="none"/>
    </style:style>
    <style:style style:name="T67" style:family="text">
      <style:text-properties officeooo:rsid="003a5bbb"/>
    </style:style>
    <style:style style:name="T68" style:family="text">
      <style:text-properties officeooo:rsid="0042129b"/>
    </style:style>
    <style:style style:name="T69" style:family="text">
      <style:text-properties fo:color="#212121"/>
    </style:style>
    <style:style style:name="T70" style:family="text">
      <style:text-properties fo:color="#212121" officeooo:rsid="00560c65"/>
    </style:style>
    <style:style style:name="T71" style:family="text">
      <style:text-properties fo:color="#212121" fo:letter-spacing="-0.002in"/>
    </style:style>
    <style:style style:name="T72" style:family="text">
      <style:text-properties officeooo:rsid="0015a3a6"/>
    </style:style>
    <style:style style:name="T73" style:family="text">
      <style:text-properties officeooo:rsid="0050c67b"/>
    </style:style>
    <style:style style:name="T74" style:family="text">
      <style:text-properties officeooo:rsid="005d2801"/>
    </style:style>
    <style:style style:name="T75" style:family="text">
      <style:text-properties officeooo:rsid="00557764"/>
    </style:style>
    <style:style style:name="T76" style:family="text">
      <style:text-properties officeooo:rsid="00563c6c"/>
    </style:style>
    <style:style style:name="T77" style:family="text">
      <style:text-properties officeooo:rsid="00575e07"/>
    </style:style>
    <style:style style:name="T78" style:family="text">
      <style:text-properties officeooo:rsid="005d2b37"/>
    </style:style>
    <style:style style:name="T79" style:family="text">
      <style:text-properties officeooo:rsid="005f0a45"/>
    </style:style>
    <style:style style:name="T80" style:family="text">
      <style:text-properties officeooo:rsid="00555d4e"/>
    </style:style>
    <style:style style:name="T81" style:family="text">
      <style:text-properties officeooo:rsid="005ff449"/>
    </style:style>
    <style:style style:name="T82" style:family="text">
      <style:text-properties officeooo:rsid="00612131"/>
    </style:style>
    <style:style style:name="T83" style:family="text">
      <style:text-properties officeooo:rsid="0060028a"/>
    </style:style>
    <style:style style:name="T84" style:family="text">
      <style:text-properties officeooo:rsid="005698f1"/>
    </style:style>
    <style:style style:name="T85" style:family="text">
      <style:text-properties officeooo:rsid="0058cacc"/>
    </style:style>
    <style:style style:name="T86" style:family="text">
      <style:text-properties officeooo:rsid="00614194"/>
    </style:style>
    <style:style style:name="T87" style:family="text">
      <style:text-properties officeooo:rsid="005c9de9"/>
    </style:style>
    <style:style style:name="T88" style:family="text">
      <style:text-properties officeooo:rsid="00604bfc"/>
    </style:style>
    <style:style style:name="T89" style:family="text">
      <style:text-properties officeooo:rsid="0065921e"/>
    </style:style>
    <style:style style:name="T90" style:family="text">
      <style:text-properties officeooo:rsid="00611294"/>
    </style:style>
    <style:style style:name="T91" style:family="text">
      <style:text-properties fo:language="uk" fo:country="UA" officeooo:rsid="002086bd" style:font-name-complex="Times New Roman2"/>
    </style:style>
    <style:style style:name="T92" style:family="text">
      <style:text-properties fo:language="uk" fo:country="UA" officeooo:rsid="0061f786" style:font-name-complex="Times New Roman2"/>
    </style:style>
    <style:style style:name="T93" style:family="text">
      <style:text-properties fo:language="uk" fo:country="UA" officeooo:rsid="005acf9b" style:font-name-complex="Times New Roman2"/>
    </style:style>
    <style:style style:name="T94" style:family="text">
      <style:text-properties fo:language="uk" fo:country="UA" officeooo:rsid="006253a6" style:font-name-complex="Times New Roman2"/>
    </style:style>
    <style:style style:name="T95" style:family="text">
      <style:text-properties fo:language="uk" fo:country="UA" officeooo:rsid="00690783" style:font-name-complex="Times New Roman2"/>
    </style:style>
    <style:style style:name="T96" style:family="text">
      <style:text-properties fo:language="uk" fo:country="UA" officeooo:rsid="0022176e" style:font-name-complex="Times New Roman2"/>
    </style:style>
    <style:style style:name="T97" style:family="text">
      <style:text-properties fo:language="uk" fo:country="UA" officeooo:rsid="00239ad5" style:font-name-complex="Times New Roman2"/>
    </style:style>
    <style:style style:name="T98" style:family="text">
      <style:text-properties fo:language="uk" fo:country="UA" officeooo:rsid="005a3630" style:font-name-complex="Times New Roman2"/>
    </style:style>
    <style:style style:name="T99" style:family="text">
      <style:text-properties fo:language="uk" fo:country="UA" officeooo:rsid="00618ad2" style:font-name-complex="Times New Roman2"/>
    </style:style>
    <style:style style:name="T100" style:family="text">
      <style:text-properties fo:language="uk" fo:country="UA" officeooo:rsid="005d812a" style:font-name-complex="Times New Roman2"/>
    </style:style>
    <style:style style:name="T101" style:family="text">
      <style:text-properties officeooo:rsid="006ff1a5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Варіант №<text:span text:style-name="T101">26</text:span></text:p>
      <text:p text:style-name="P4"/>
      <text:list xml:id="list417976070" text:style-name="L1">
        <text:list-item>
          <text:p text:style-name="P33">Упорядковані k-вибірки з повтореннями з n-елементної множини, це:</text:p>
          <text:p text:style-name="P34"><text:span text:style-name="T21">А) комбінація; Б) розміщення; В) перестановка; Г) розміщення з повтореннями; Д) перестановка з повтореннями; </text:span><text:span text:style-name="T22">Е</text:span><text:span text:style-name="T21">) комбінація з повтореннями;</text:span></text:p>
          <text:p text:style-name="P40"/>
        </text:list-item>
        <text:list-item>
          <text:p text:style-name="P34"><text:span text:style-name="T69">На чергування в студентському гуртожитку може піти або студент з кімнати №1, у якій проживають </text:span><text:span text:style-name="T70">шість</text:span><text:span text:style-name="T69"> студент</text:span><text:span text:style-name="T70">ів</text:span><text:span text:style-name="T69">, або студент з кімнати №2, у якій проживають </text:span><text:span text:style-name="T70">чо</text:span><text:span text:style-name="T69">т</text:span><text:span text:style-name="T70">и</text:span><text:span text:style-name="T69">ри студенти. Скількома способами можна вибрати одного студента на чергування в</text:span><text:span text:style-name="T71"> </text:span><text:span text:style-name="T69">гуртожитку?</text:span></text:p>
          <text:p text:style-name="P45"/>
        </text:list-item>
        <text:list-item>
          <text:p text:style-name="P37">Виберіть правильну рівність:</text:p>
          <text:p text:style-name="P47"><text:span text:style-name="T23">А</text:span><text:span text:style-name="T24">) </text:span><text:span text:style-name="T25">С</text:span><text:span text:style-name="T18">6</text:span><text:span text:style-name="T19">0</text:span><text:span text:style-name="T24"> </text:span><text:span text:style-name="T25">= С</text:span><text:span text:style-name="T18">6</text:span><text:span text:style-name="T19">6</text:span><text:span text:style-name="T24">; </text:span><text:span text:style-name="T26">Б</text:span><text:span text:style-name="T24">) </text:span><text:span text:style-name="T25">А</text:span><text:span text:style-name="T18">5</text:span><text:span text:style-name="T19">0</text:span><text:span text:style-name="T24"> </text:span><text:span text:style-name="T25">= А</text:span><text:span text:style-name="T18">5</text:span><text:span text:style-name="T19">5</text:span><text:span text:style-name="T24">; </text:span><text:span text:style-name="T27">В</text:span><text:span text:style-name="T24">) </text:span><text:span text:style-name="T25">С</text:span><text:span text:style-name="T18">6</text:span><text:span text:style-name="T19">1</text:span><text:span text:style-name="T24"> </text:span><text:span text:style-name="T25">= С</text:span><text:span text:style-name="T18">6</text:span><text:span text:style-name="T19">6</text:span><text:span text:style-name="T24">; </text:span><text:span text:style-name="T27">Г</text:span><text:span text:style-name="T28">) </text:span><text:span text:style-name="T25">А</text:span><text:span text:style-name="T18">5</text:span><text:span text:style-name="T19">2</text:span><text:span text:style-name="T24"> </text:span><text:span text:style-name="T25">= А</text:span><text:span text:style-name="T18">5</text:span><text:span text:style-name="T19">3</text:span><text:span text:style-name="T24">; </text:span><text:span text:style-name="T27">Д</text:span><text:span text:style-name="T24">) </text:span><text:span text:style-name="T25">С</text:span><text:span text:style-name="T18">6</text:span><text:span text:style-name="T19">1</text:span><text:span text:style-name="T24"> </text:span><text:span text:style-name="T25">= С</text:span><text:span text:style-name="T18">6</text:span><text:span text:style-name="T19">5</text:span><text:span text:style-name="T24">; </text:span><text:span text:style-name="T27">Е</text:span><text:span text:style-name="T24">) </text:span><text:span text:style-name="T25">А</text:span><text:span text:style-name="T18">5</text:span><text:span text:style-name="T19">1</text:span><text:span text:style-name="T24"> </text:span><text:span text:style-name="T25">= А</text:span><text:span text:style-name="T18">5</text:span><text:span text:style-name="T20">5</text:span><text:span text:style-name="T24">; </text:span></text:p>
          <text:p text:style-name="P41"/>
        </text:list-item>
        <text:list-item>
          <text:p text:style-name="P47"><text:span text:style-name="T24">Яких п</text:span><text:span text:style-name="T29">ід</text:span><text:span text:style-name="T24">множин множини А б</text:span><text:span text:style-name="T29">іл</text:span><text:span text:style-name="T24">ьше: тих, що включають множину </text:span><text:span text:style-name="T30">G</text:span><text:span text:style-name="T24">, чи тих, що не включають множину </text:span><text:span text:style-name="T30">G</text:span><text:span text:style-name="T24">? <text:s text:c="2"/></text:span></text:p>
          <text:p text:style-name="P46"/>
        </text:list-item>
        <text:list-item>
          <text:p text:style-name="P5"><text:span text:style-name="T4">Скільки різних добутків, кратних </text:span><text:span text:style-name="T5">14</text:span><text:span text:style-name="T4">, можна дістати з чисел 2, 3, 5, 7, 11?</text:span></text:p>
          <text:p text:style-name="P9"/>
        </text:list-item>
        <text:list-item>
          <text:p text:style-name="P10">У ящику лежать сині, жовті та білі кулі. Скількома способами можна вибрати з нього набір із п’яти куль?</text:p>
          <text:p text:style-name="P10"/>
        </text:list-item>
        <text:list-item>
          <text:p text:style-name="P11"><text:span text:style-name="T72">Нехай n = p</text:span><text:span text:style-name="T1">1</text:span><text:span text:style-name="T2">α</text:span><text:span text:style-name="T3">1</text:span><text:span text:style-name="T72"> ⋅ p</text:span><text:span text:style-name="T1">2</text:span><text:span text:style-name="T2">α</text:span><text:span text:style-name="T3">2</text:span><text:span text:style-name="T72"> ⋅ ... ⋅ p</text:span><text:span text:style-name="T1">r</text:span><text:span text:style-name="T2">αr</text:span><text:span text:style-name="T72"> - розклад числа n на прості множники. Знайти </text:span><text:span text:style-name="T73">с</text:span>уму всіх дільників числа n.</text:p>
          <text:p text:style-name="P11"/>
        </text:list-item>
        <text:list-item>
          <text:p text:style-name="P12"><text:span text:style-name="T72">Скількома способами можна розташувати </text:span><text:span text:style-name="T74">19</text:span><text:span text:style-name="T72"> нулів та </text:span><text:span text:style-name="T74">8</text:span><text:span text:style-name="T72"> одиниць так, щоб жодні дві одиниці не стояли поруч?</text:span></text:p>
          <text:p text:style-name="P12"/>
        </text:list-item>
        <text:list-item>
          <text:p text:style-name="P12"><text:span text:style-name="T72">Нехай множина А </text:span><text:span text:style-name="T87">мі</text:span><text:span text:style-name="T72">стить </text:span><text:span text:style-name="T87">n</text:span><text:span text:style-name="T72"> елеме</text:span><text:span text:style-name="T87">н</text:span><text:span text:style-name="T72">т</text:span><text:span text:style-name="T87">і</text:span><text:span text:style-name="T72">в, а множина В — </text:span><text:span text:style-name="T87">m</text:span><text:span text:style-name="T72"> елемент</text:span><text:span text:style-name="T87">ів</text:span><text:span text:style-name="T72">. Визначити </text:span><text:span text:style-name="T87">кі</text:span><text:span text:style-name="T72">ль</text:span><text:span text:style-name="T87">кі</text:span><text:span text:style-name="T72">сть <text:s/>в</text:span><text:span text:style-name="T87">ід</text:span><text:span text:style-name="T72">пов</text:span><text:span text:style-name="T87">ід</text:span><text:span text:style-name="T72">ностей </text:span><text:span text:style-name="T87">мі</text:span><text:span text:style-name="T72">ж множинами А </text:span><text:span text:style-name="T87">і</text:span><text:span text:style-name="T72"> В.</text:span></text:p>
          <text:p text:style-name="P25"/>
        </text:list-item>
        <text:list-item>
          <text:p text:style-name="P13"><text:span text:style-name="T31">На полиці </text:span><text:span text:style-name="T32">2</text:span><text:span text:style-name="T34">5</text:span><text:span text:style-name="T31"> книг. Скільки існує способів обрати </text:span><text:span text:style-name="T33">1</text:span><text:span text:style-name="T34">8</text:span><text:span text:style-name="T31"> книг, щоб ніякі дві книги не брати поруч?</text:span></text:p>
          <text:p text:style-name="P21"/>
        </text:list-item>
        <text:list-item>
          <text:p text:style-name="P38"><text:span text:style-name="T91">За круглим столом короля Артура сид</text:span><text:span text:style-name="T92">я</text:span><text:span text:style-name="T91">ть </text:span><text:span text:style-name="T93">2</text:span><text:span text:style-name="T94">7</text:span><text:span text:style-name="T91"> лицар</text:span><text:span text:style-name="T92">і</text:span><text:span text:style-name="T95">в</text:span><text:span text:style-name="T91">. Кожен ворогує зі своїми сусідами. Потрібно обрати </text:span><text:span text:style-name="T9">1</text:span><text:span text:style-name="T10">3</text:span><text:span text:style-name="T91"> лицарів, щоб визволити принцесу. Скільки існує способів обрання лицарів, щоб серед обраних лицарів не було воро</text:span><text:span text:style-name="T96">г</text:span><text:span text:style-name="T91">ів?</text:span></text:p>
          <text:p text:style-name="P35"/>
        </text:list-item>
        <text:list-item>
          <text:p text:style-name="P38"><text:span text:style-name="T96">Ліфт, у якому знаходяться </text:span><text:span text:style-name="T94">51</text:span><text:span text:style-name="T96"> пасажир, може зупинятись на </text:span><text:span text:style-name="T11">18</text:span><text:span text:style-name="T96"> поверхах. Пасажири виходять групами по </text:span><text:span text:style-name="T12">1</text:span><text:span text:style-name="T10">6</text:span><text:span text:style-name="T96">, </text:span><text:span text:style-name="T93">1</text:span><text:span text:style-name="T94">7</text:span><text:span text:style-name="T96"> і </text:span><text:span text:style-name="T13">1</text:span><text:span text:style-name="T10">8</text:span><text:span text:style-name="T96"> чоловік. Скількома способами це може відбуватись?</text:span></text:p>
          <text:p text:style-name="P36"/>
        </text:list-item>
        <text:list-item>
          <text:p text:style-name="P38"><text:span text:style-name="T97">Скількома способами можна розставити </text:span><text:span text:style-name="T98">1</text:span><text:span text:style-name="T94">9</text:span><text:span text:style-name="T97"> томів зібрання творів І.Я. Франко так, щоб </text:span><text:span text:style-name="T93"><text:s/></text:span><text:span text:style-name="T99"><text:s/></text:span><text:span text:style-name="T95"><text:s/>восьмий </text:span><text:span text:style-name="T94">і дев’ятий</text:span><text:span text:style-name="T100"> </text:span><text:span text:style-name="T97">томи не стояли поруч?</text:span></text:p>
          <text:p text:style-name="P22"/>
        </text:list-item>
        <text:list-item>
          <text:p text:style-name="P20"><text:span text:style-name="T36">Знайти член розкладу (</text:span><text:span text:style-name="T37">x</text:span><text:span text:style-name="T38">2</text:span><text:span text:style-name="T36"> + </text:span><text:span text:style-name="T37">x</text:span><text:span text:style-name="T38">–3</text:span><text:span text:style-name="T36">)</text:span><text:span text:style-name="T38">25</text:span><text:span text:style-name="T36">, який не містить </text:span><text:span text:style-name="T37">x</text:span><text:span text:style-name="T36">.</text:span></text:p>
          <text:p text:style-name="P14"/>
        </text:list-item>
        <text:list-item>
          <text:p text:style-name="P15"><text:span text:style-name="T72">В колоді </text:span><text:span text:style-name="T75">4</text:span><text:span text:style-name="T78">8</text:span><text:span text:style-name="T72"> карт - 4 кольори з номерами від 1 до </text:span><text:span text:style-name="T76">1</text:span><text:span text:style-name="T78">2</text:span><text:span text:style-name="T72">. Скільки існує способів витягнути </text:span><text:span text:style-name="T78">2</text:span><text:span text:style-name="T72"> карт</text:span><text:span text:style-name="T77">и</text:span><text:span text:style-name="T72"> так, щоб це було </text:span><text:span text:style-name="T78">2</text:span><text:span text:style-name="T72"> послідовних за номером карт</text:span><text:span text:style-name="T77">и</text:span><text:span text:style-name="T72"> одного кольору?</text:span></text:p>
          <text:p text:style-name="P15"/>
        </text:list-item>
        <text:list-item>
          <text:p text:style-name="P15"><text:span text:style-name="T72">Нехай множина М </text:span><text:span text:style-name="T88">мі</text:span><text:span text:style-name="T72">стить </text:span><text:span text:style-name="T88">n</text:span><text:span text:style-name="T72"> елемент</text:span><text:span text:style-name="T88">і</text:span><text:span text:style-name="T72">в. Визначити кількість: </text:span></text:p>
          <text:p text:style-name="P31"><text:span text:style-name="T8">а) </text:span><text:span text:style-name="T6">рефлексивних в</text:span><text:span text:style-name="T7">ід</text:span><text:span text:style-name="T6">ношень на множині М; </text:span></text:p>
          <text:p text:style-name="P15"><text:span text:style-name="T89">б)</text:span><text:span text:style-name="T72"> рефлексивних </text:span><text:span text:style-name="T90">і</text:span><text:span text:style-name="T72"> несиметричних в</text:span><text:span text:style-name="T88">ід</text:span><text:span text:style-name="T72">ношень на множині М.</text:span></text:p>
          <text:p text:style-name="P16"/>
        </text:list-item>
        <text:list-item>
          <text:p text:style-name="P17"><text:soft-page-break/><text:span text:style-name="T72">Прапор складається з </text:span><text:span text:style-name="T79">25</text:span><text:span text:style-name="T72"> горизонтальних смуг </text:span><text:span text:style-name="T79">17</text:span><text:span text:style-name="T76"> різних</text:span><text:span text:style-name="T72"> кольорів, причому довільні дві сусідні смуги повинні мати різні кольори. Скільк</text:span><text:span text:style-name="T76">и</text:span><text:span text:style-name="T72"> </text:span><text:span text:style-name="T76">існує різних прапорів з такими властивостями</text:span><text:span text:style-name="T72">?</text:span></text:p>
          <text:p text:style-name="P17"/>
        </text:list-item>
        <text:list-item>
          <text:p text:style-name="P18"><text:span text:style-name="T72">Необхідно скласти </text:span><text:span text:style-name="T81">21</text:span><text:span text:style-name="T72"> іспит на протязі </text:span><text:span text:style-name="T82">3</text:span><text:span text:style-name="T80">0</text:span><text:span text:style-name="T72"> днів. Скількома способами це можна зробити?</text:span></text:p>
          <text:p text:style-name="P18"/>
        </text:list-item>
        <text:list-item>
          <text:p text:style-name="P18"><text:span text:style-name="T72">В скрині кулі </text:span><text:span text:style-name="T83">1</text:span><text:span text:style-name="T86">6</text:span><text:span text:style-name="T72">-</text:span><text:span text:style-name="T83">и</text:span><text:span text:style-name="T72"> кольорів. Яку найменшу кількість куль треба узяти, щоб серед них </text:span><text:span text:style-name="T84">(обов’язково) </text:span><text:span text:style-name="T72">було </text:span><text:span text:style-name="T86">22</text:span><text:span text:style-name="T72"> куль одного кольору?</text:span></text:p>
          <text:p text:style-name="P23"/>
        </text:list-item>
        <text:list-item>
          <text:p text:style-name="P19"><text:span text:style-name="T72">В скрині </text:span><text:span text:style-name="T86">27</text:span><text:span text:style-name="T72"> чорних, </text:span><text:span text:style-name="T86">1</text:span><text:span text:style-name="T85">7</text:span><text:span text:style-name="T72"> білих, </text:span><text:span text:style-name="T86">20</text:span><text:span text:style-name="T72"> червоних, </text:span><text:span text:style-name="T86">2</text:span><text:span text:style-name="T83">3</text:span><text:span text:style-name="T72"> зелених куль. Яку найменшу кількість куль треба узяти, щоб серед них </text:span><text:span text:style-name="T84">(обов’язково) </text:span><text:span text:style-name="T72">було </text:span><text:span text:style-name="T86">22</text:span><text:span text:style-name="T72"> куль одного кольору?</text:span></text:p>
          <text:p text:style-name="P26"/>
        </text:list-item>
        <text:list-item>
          <text:p text:style-name="P19"><text:span text:style-name="T31">Скільки існує різних способів роздати </text:span><text:span text:style-name="T35">z</text:span><text:span text:style-name="T31">1 троянд, </text:span><text:span text:style-name="T35">z</text:span><text:span text:style-name="T31">2 гвоздик, </text:span><text:span text:style-name="T35">z</text:span><text:span text:style-name="T31">3 волошок </text:span><text:span text:style-name="T35">q</text:span><text:span text:style-name="T31"> дівчатам?</text:span></text:p>
          <text:p text:style-name="P42"/>
        </text:list-item>
        <text:list-item>
          <text:p text:style-name="P39"><text:span text:style-name="T39">Компанiя, </text:span><text:span text:style-name="T40">що</text:span><text:span text:style-name="T39"> складається з 10 подружнiх пар, розбивається на 5 груп по 4 людини для прогулянки на човнах. </text:span><text:span text:style-name="T41">У</text:span><text:span text:style-name="T39"> скiлькох випадках даний </text:span><text:span text:style-name="T42">(певний) </text:span><text:span text:style-name="T39">чоловiк опиниться в одному човнi зі своєю дружиною?</text:span></text:p>
          <text:p text:style-name="P42"/>
        </text:list-item>
        <text:list-item>
          <text:p text:style-name="P39"><text:span text:style-name="T43">Нехай </text:span><text:span text:style-name="T39">a</text:span><text:span text:style-name="T57">1</text:span><text:span text:style-name="T39">, a</text:span><text:span text:style-name="T57">2</text:span><text:span text:style-name="T39">, ..., a</text:span><text:span text:style-name="T57">n</text:span><text:span text:style-name="T39"> - довільні різні натуральні числа. Довести, що тоді або одне з них, або різниця яких</text:span><text:span text:style-name="T44">ос</text:span><text:span text:style-name="T39">ь двох буде ділитися на n.</text:span></text:p>
          <text:p text:style-name="P42"/>
        </text:list-item>
        <text:list-item>
          <text:p text:style-name="P39"><text:span text:style-name="T39">Довести, що </text:span><text:span text:style-name="T45">C</text:span><text:span text:style-name="T58">n+1</text:span><text:span text:style-name="T60">k </text:span><text:span text:style-name="T45">= C</text:span><text:span text:style-name="T58">n</text:span><text:span text:style-name="T60">k</text:span><text:span text:style-name="T45"> + <text:s/>C</text:span><text:span text:style-name="T58">n</text:span><text:span text:style-name="T60">k-1</text:span><text:span text:style-name="T45">.</text:span></text:p>
          <text:p text:style-name="P43"/>
        </text:list-item>
        <text:list-item>
          <text:p text:style-name="P39"><text:span text:style-name="T39">Довести, що </text:span><text:span text:style-name="T50">∑</text:span><text:span text:style-name="T59">k=1</text:span><text:span text:style-name="T61">n </text:span><text:span text:style-name="T46">k</text:span><text:span text:style-name="T39">C</text:span><text:span text:style-name="T59">n</text:span><text:span text:style-name="T61">k </text:span><text:span text:style-name="T46">= </text:span><text:span text:style-name="T47">n2</text:span><text:span text:style-name="T62">n-1</text:span><text:span text:style-name="T47">.</text:span></text:p>
          <text:p text:style-name="P44"/>
        </text:list-item>
        <text:list-item>
          <text:p text:style-name="P27">Скільки існує 6-значних чисел, у яких сума цифр парна? </text:p>
          <text:p text:style-name="P27"/>
        </text:list-item>
        <text:list-item>
          <text:p text:style-name="P27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8"><text:span text:style-name="T15">а) </text:span><text:span text:style-name="T14">Скільки студентів не читає жодного журналу?</text:span></text:p>
          <text:p text:style-name="P8"><text:span text:style-name="T15">б) </text:span><text:span text:style-name="T16">Скільки студентів читає тільки “Лель”?</text:span></text:p>
          <text:p text:style-name="P8"><text:span text:style-name="T15">в) </text:span><text:span text:style-name="T16">Скільки студентів читає рівно 2 журнал</text:span><text:span text:style-name="T17">и</text:span><text:span text:style-name="T16">?</text:span><text:span text:style-name="T14"> </text:span></text:p>
          <text:p text:style-name="P24"/>
        </text:list-item>
        <text:list-item>
          <text:p text:style-name="P24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8"><text:span text:style-name="T15">а) </text:span><text:span text:style-name="T14">Скільки студентів знає всі 3 мови?</text:span></text:p>
          <text:p text:style-name="P6"><text:span text:style-name="T48">б) </text:span><text:span text:style-name="T39">Скільки студентів знає не менше 2 </text:span><text:span text:style-name="T49">мо</text:span><text:span text:style-name="T39">в?</text:span></text:p>
          <text:p text:style-name="P28"/>
        </text:list-item>
        <text:list-item>
          <text:p text:style-name="P28">Знайти розв’язок рекурентного співвідношення: <text:s/></text:p>
          <text:p text:style-name="P7"><text:span text:style-name="T54">a</text:span><text:span text:style-name="T63">n</text:span><text:span text:style-name="T64">+2 </text:span><text:span text:style-name="T51">= 7·</text:span><text:span text:style-name="T54">a</text:span><text:span text:style-name="T63">n</text:span><text:span text:style-name="T64">+1 </text:span><text:span text:style-name="T51">– 10·</text:span><text:span text:style-name="T54">a</text:span><text:span text:style-name="T63">n </text:span><text:span text:style-name="T51">+ (6</text:span><text:span text:style-name="T54">n </text:span><text:span text:style-name="T51">– 1)·3</text:span><text:span text:style-name="T66">n</text:span><text:span text:style-name="T51">, </text:span><text:span text:style-name="T54">a</text:span><text:span text:style-name="T64">0 </text:span><text:span text:style-name="T51">= 6, </text:span><text:span text:style-name="T54">a</text:span><text:span text:style-name="T64">1 </text:span><text:span text:style-name="T51">=</text:span><text:span text:style-name="T56"> </text:span><text:span text:style-name="T51">2.</text:span></text:p>
          <text:p text:style-name="P30"/>
        </text:list-item>
        <text:list-item>
          <text:p text:style-name="P29">Методом твірних функцій знайти розв’язок рекурентного співвідношення: </text:p>
          <text:p text:style-name="P7"><text:span text:style-name="T54">a</text:span><text:span text:style-name="T64">n</text:span><text:span text:style-name="T63"> </text:span><text:span text:style-name="T54">= </text:span><text:span text:style-name="T52">4</text:span><text:span text:style-name="T54">·a</text:span><text:span text:style-name="T64">n-1</text:span><text:span text:style-name="T63"> </text:span><text:span text:style-name="T54">– </text:span><text:span text:style-name="T52">4</text:span><text:span text:style-name="T54">·a</text:span><text:span text:style-name="T64">n-</text:span><text:span text:style-name="T65">2</text:span><text:span text:style-name="T51">,</text:span><text:span text:style-name="T54"> </text:span><text:span text:style-name="T53">при</text:span><text:span text:style-name="T55"> </text:span><text:span text:style-name="T51">n</text:span><text:span text:style-name="T55">&gt;</text:span><text:span text:style-name="T53">1, </text:span><text:span text:style-name="T54">a</text:span><text:span text:style-name="T64">0 </text:span><text:span text:style-name="T54">= </text:span><text:span text:style-name="T52">1</text:span><text:span text:style-name="T51">,</text:span><text:span text:style-name="T54"> a</text:span><text:span text:style-name="T64">1</text:span><text:span text:style-name="T63"> </text:span><text:span text:style-name="T54">= </text:span><text:span text:style-name="T52">0</text:span><text:span text:style-name="T51">.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1" style:font-family-complex="'Times New Roman'" style:font-family-generic-complex="roman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298" style:display-name="ListLabel 298" style:family="text">
      <style:text-properties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2" style:font-family-asian="'Times New Roman'" style:font-family-generic-asian="system" style:font-pitch-asian="variable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7pt" style:font-size-asian="7pt"/>
    </style:style>
    <style:style style:name="MP2" style:family="paragraph" style:parent-style-name="Frame_20_contents">
      <style:paragraph-properties fo:margin-left="0.0417in" fo:margin-right="0in" fo:margin-top="0.0071in" fo:margin-bottom="0in" loext:contextual-spacing="false" fo:text-align="start" style:justify-single-word="false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8335in" fo:margin-bottom="0.5555in" fo:margin-left="0.7083in" fo:margin-right="0.2638in" style:writing-mode="lr-tb" style:layout-grid-color="#c0c0c0" style:layout-grid-lines="2409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52in" fo:margin-left="0in" fo:margin-right="0in" fo:margin-top="0.0862in" style:dynamic-spacing="true"/>
      </style:footer-style>
    </style:page-layout>
  </office:automatic-styles>
  <office:master-styles>
    <style:master-page style:name="Standard" style:page-layout-name="Mpm1"/>
    <style:master-page style:name="Converted18" style:page-layout-name="Mpm2">
      <style:footer>
        <text:p text:style-name="MP1"><draw:frame draw:style-name="Mfr1" draw:name="18" text:anchor-type="char" svg:x="7.661in" svg:y="10.2362in" svg:width="0.2937in" svg:height="0.1811in" draw:z-index="0"><draw:text-box><text:p text:style-name="MP2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07T11:38:45.049989872</dc:date>
    <meta:editing-cycles>55</meta:editing-cycles>
    <meta:editing-duration>PT11H21M53S</meta:editing-duration>
    <meta:generator>LibreOffice/6.4.6.2$Linux_X86_64 LibreOffice_project/40$Build-2</meta:generator>
    <meta:document-statistic meta:table-count="0" meta:image-count="0" meta:object-count="0" meta:page-count="2" meta:paragraph-count="43" meta:word-count="708" meta:character-count="4164" meta:non-whitespace-character-count="3510"/>
  </office:meta>
</office:document-meta>
</file>